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07881b"/>
    </style:style>
    <style:style style:name="P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31142" officeooo:paragraph-rsid="0007881b"/>
    </style:style>
    <style:style style:name="P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07881b" officeooo:paragraph-rsid="0007881b"/>
    </style:style>
    <style:style style:name="T1" style:family="text">
      <style:text-properties fo:font-variant="normal" fo:text-transform="none" fo:color="#000000" fo:font-size="12pt" fo:letter-spacing="normal" fo:font-style="normal" fo:font-weight="normal" officeooo:rsid="0005433a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officeooo:rsid="0005433a" style:font-size-asian="12pt" style:font-size-complex="12pt"/>
    </style:style>
    <style:style style:name="T3" style:family="text">
      <style:text-properties style:font-size-asian="12pt" style:font-size-complex="12pt"/>
    </style:style>
    <style:style style:name="T4" style:family="text">
      <style:text-properties officeooo:rsid="0005433a" style:font-size-asian="12pt" style:font-size-complex="12pt"/>
    </style:style>
    <style:style style:name="T5" style:family="text">
      <style:text-properties officeooo:rsid="0007881b" style:font-size-asian="12pt" style:font-size-complex="12pt"/>
    </style:style>
    <style:style style:name="T6" style:family="text">
      <style:text-properties officeooo:rsid="00095c17" style:font-size-asian="12pt" style:font-size-complex="12pt"/>
    </style:style>
    <style:style style:name="T7" style:family="text">
      <style:text-properties officeooo:rsid="000b06aa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a) Mit dem von-Neumann-Rechnermodell wurde erstmalig das Konzept fur einen echten ¨ <text:s/>” general-purpose Computer“ vorgeschlagen. Was ist darunter zu verstehen?</text:span></text:p>
      <text:p text:style-name="P3"><text:span text:style-name="T4"><text:tab/>N</text:span><text:span text:style-name="T3">icht speziell für eine Aufgabe gebaut, sondern universell einsetzbar</text:span></text:p>
      <text:p text:style-name="P2"><text:span text:style-name="T4"/></text:p>
      <text:p text:style-name="P2"><text:span text:style-name="T4">b) 1 T.P. ” Programme sind auch nur Daten“ ist eine grundlegende und eng mit dem von-Neumann Rechnermodell verbundene Sichtweise. Was ist darunter zu verstehen? </text:span></text:p>
      <text:p text:style-name="P1"><text:span text:style-name="T1"><text:tab/></text:span><text:span text:style-name="T4">Programm und Daten werden im gleichen Speicher abgelegt. </text:span></text:p>
      <text:p text:style-name="P2"><text:span text:style-name="T4"/></text:p>
      <text:p text:style-name="P2"><text:span text:style-name="T4">c) Das von-Neumann-Rechnermodell setzt sich aus drei Hauptbestandteilen zusammen. Welche 1 T.P. Bestandteile sind dies und welchem Zweck dienen sie?</text:span></text:p>
      <text:p text:style-name="P2"><text:span text:style-name="T4"><text:tab/></text:span><text:span text:style-name="T5">Prozessor</text:span></text:p>
      <text:p text:style-name="P2"><text:span text:style-name="T5"><text:tab/>Speicher</text:span></text:p>
      <text:p text:style-name="P2"><text:span text:style-name="T5"><text:tab/>E/A System</text:span></text:p>
      <text:p text:style-name="P2"><text:span text:style-name="T4"/></text:p>
      <text:p text:style-name="P2"><text:span text:style-name="T4">d) Das von-Neumann-Rechnermodell unterscheidet zwischen Daten- und Adressbus. Warum <text:s/>macht das Sinn? Es ergeben sich auch Zusammenh</text:span><text:span text:style-name="T5">ä</text:span><text:span text:style-name="T4">nge zwischen der Gr</text:span><text:span text:style-name="T5">ö</text:span><text:span text:style-name="T4">ße (in Bits) des MAR, des MBR, des Speichers, einer Speicherzelle sowie der Speicherzellenanzahl. Welche?</text:span></text:p>
      <text:p text:style-name="P2"><text:span text:style-name="T4"/></text:p>
      <text:p text:style-name="P2"><text:span text:style-name="T4">e) Charakteristisch f</text:span><text:span text:style-name="T7">ür</text:span><text:span text:style-name="T4"> das von-Neumann-Rechnermodell ist ein Zwei-Phasen-Konzept der <text:tab/> Befehlsverarbeitung. Welches Problem wird damit auf welche Weise gel</text:span><text:span text:style-name="T5">ö</text:span><text:span text:style-name="T4">st? </text:span></text:p>
      <text:p text:style-name="P2"><text:span text:style-name="T4"/></text:p>
      <text:p text:style-name="P2"><text:span text:style-name="T4">f) Die Architektur eines klassischen von-Neumann-Rechners f</text:span><text:span text:style-name="T5">ü</text:span><text:span text:style-name="T4">hrte schon bald zu einem gewichtigen Problem, dem von-Neumannschen ” Flaschenhals“. Was ist darunter zu verstehen und wie versuchte man sp</text:span><text:span text:style-name="T6">ä</text:span><text:span text:style-name="T4">ter dieses Problem zun</text:span><text:span text:style-name="T6">ä</text:span><text:span text:style-name="T4">chst zu umgehen? </text:span></text:p>
      <text:p text:style-name="P2"><text:span text:style-name="T4"><text:tab/></text:span><text:span text:style-name="T6">Programme müssen den Sequentiellen Datenfluss zwischen Speicher <text:s/>und CPU <text:tab/>berücksichtigen</text:span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>Aufgabe 2.2: Begriffe 6 P. </text:span></text:p>
      <text:p text:style-name="P2"><text:span text:style-name="T4">Beschreiben Sie jeden der folgenden Begriffe durch maximal 2 S¨atze:</text:span></text:p>
      <text:p text:style-name="P2"><text:span text:style-name="T4"><text:s/>a) Firmware</text:span></text:p>
      <text:p text:style-name="P2"><text:span text:style-name="T4"/></text:p>
      <text:p text:style-name="P2"><text:span text:style-name="T4">b) Harvard-Architektur</text:span></text:p>
      <text:p text:style-name="P2"><text:span text:style-name="T4"><text:tab/>Trennung zwischen Datenspeicher und Programmspeicher </text:span></text:p>
      <text:p text:style-name="P2"><text:span text:style-name="T4"/></text:p>
      <text:p text:style-name="P2"><text:span text:style-name="T4">c) Mooresches Gesetz </text:span></text:p>
      <text:p text:style-name="P2"><text:span text:style-name="T4"/></text:p>
      <text:p text:style-name="P2"><text:span text:style-name="T4">d) ISA </text:span></text:p>
      <text:p text:style-name="P2"><text:span text:style-name="T4"/></text:p>
      <text:p text:style-name="P2"><text:span text:style-name="T4">e) Benchmark </text:span></text:p>
      <text:p text:style-name="P2"><text:span text:style-name="T4"/></text:p>
      <text:p text:style-name="P2"><text:span text:style-name="T4">f) Analytical Engine </text:span></text:p>
      <text:p text:style-name="P2"><text:span text:style-name="T4"/></text:p>
      <text:p text:style-name="P2"><text:span text:style-name="T4"/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7T16:02:22.878000000</meta:creation-date>
    <dc:date>2020-11-07T16:15:12.114000000</dc:date>
    <meta:editing-duration>PT2M38S</meta:editing-duration>
    <meta:editing-cycles>2</meta:editing-cycles>
    <meta:generator>Neat_Office/6.2.8.2$Windows_x86 LibreOffice_project/</meta:generator>
    <meta:document-statistic meta:table-count="0" meta:image-count="0" meta:object-count="0" meta:page-count="1" meta:paragraph-count="21" meta:word-count="215" meta:character-count="1617" meta:non-whitespace-character-count="1399"/>
  </office:meta>
</office:document-meta>
</file>